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19a" officeooo:paragraph-rsid="001c919a"/>
    </style:style>
    <style:style style:name="P2" style:family="paragraph" style:parent-style-name="Standard">
      <style:paragraph-properties fo:text-align="center" style:justify-single-word="false"/>
      <style:text-properties officeooo:rsid="001c919a" officeooo:paragraph-rsid="001c919a"/>
    </style:style>
    <style:style style:name="P3" style:family="paragraph" style:parent-style-name="Standard">
      <style:text-properties officeooo:rsid="001c919a" officeooo:paragraph-rsid="001df05f"/>
    </style:style>
    <style:style style:name="P4" style:family="paragraph" style:parent-style-name="Standard">
      <style:text-properties officeooo:rsid="001c919a" officeooo:paragraph-rsid="0021c8d5"/>
    </style:style>
    <style:style style:name="P5" style:family="paragraph" style:parent-style-name="Standard">
      <style:paragraph-properties fo:text-align="center" style:justify-single-word="false"/>
      <style:text-properties fo:font-size="16pt" officeooo:rsid="001c919a" officeooo:paragraph-rsid="001c919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3pt" officeooo:rsid="001c919a" officeooo:paragraph-rsid="001c919a" style:font-size-asian="13pt" style:font-size-complex="13pt"/>
    </style:style>
    <style:style style:name="P7" style:family="paragraph" style:parent-style-name="Standard">
      <style:text-properties officeooo:rsid="001c919a" officeooo:paragraph-rsid="001c919a" fo:background-color="#ffff00"/>
    </style:style>
    <style:style style:name="P8" style:family="paragraph" style:parent-style-name="Standard">
      <style:text-properties officeooo:rsid="001df05f" officeooo:paragraph-rsid="001df05f"/>
    </style:style>
    <style:style style:name="P9" style:family="paragraph" style:parent-style-name="Standard">
      <style:text-properties officeooo:rsid="001df05f" officeooo:paragraph-rsid="0021c8d5"/>
    </style:style>
    <style:style style:name="P10" style:family="paragraph" style:parent-style-name="Standard">
      <style:text-properties officeooo:rsid="0021c8d5" officeooo:paragraph-rsid="0021c8d5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c919a" officeooo:paragraph-rsid="002374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919a" officeooo:paragraph-rsid="002374af"/>
    </style:style>
    <style:style style:name="T1" style:family="text">
      <style:text-properties style:font-name="Arial Black" style:text-underline-style="solid" style:text-underline-width="auto" style:text-underline-color="font-color" fo:background-color="#ffff00" loext:char-shading-value="0"/>
    </style:style>
    <style:style style:name="T2" style:family="text">
      <style:text-properties style:font-name="Arial Black" style:text-underline-style="solid" style:text-underline-width="auto" style:text-underline-color="font-color" officeooo:rsid="002374af" fo:background-color="#ffff00" loext:char-shading-value="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officeooo:rsid="0021c8d5"/>
    </style:style>
    <style:style style:name="T7" style:family="text">
      <style:text-properties officeooo:rsid="002374af"/>
    </style:style>
    <style:style style:name="T8" style:family="text">
      <style:text-properties style:text-position="super 58%" style:font-name="Arial Black" style:text-underline-style="solid" style:text-underline-width="auto" style:text-underline-color="font-color" officeooo:rsid="002374af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<text:span text:style-name="T1"><text:s/>Report </text:span><text:span text:style-name="T2">for 05</text:span><text:span text:style-name="T8">th</text:span><text:span text:style-name="T2"> March, 2021</text:span></text:p>
      <text:p text:style-name="P7"/>
      <text:p text:style-name="P1"><text:tab/><text:tab/></text:p>
      <text:p text:style-name="P1"/>
      <text:p text:style-name="P2"><text:span text:style-name="T5">Subject</text:span><text:span text:style-name="T4">: To list down today’s task understanding of Subject Matter</text:span></text:p>
      <text:p text:style-name="P6"/>
      <text:p text:style-name="P6"/>
      <text:p text:style-name="P6"/>
      <text:p text:style-name="P9"><text:span text:style-name="T6">1</text:span>. <text:span text:style-name="T7">Almost done with the version-1 of G-chat as a part of python assessment. Had a call with project mentor to get it reviewed and ask for changes if any.</text:span></text:p>
      <text:p text:style-name="P9"/>
      <text:p text:style-name="P1"><text:span text:style-name="T6">2.</text:span> <text:span text:style-name="T7">Researched on AfterMarket for automotive industries. Learned concepts of suppliers, dealers, wholesalers. Read an overview of supply chain industry with respect to automotive industry.</text:span></text:p>
      <text:p text:style-name="P1"/>
      <text:p text:style-name="P3"><text:span text:style-name="T6">3.</text:span> Take away from the session today:</text:p>
      <text:p text:style-name="P11"><text:tab/><text:tab/> a) <text:span text:style-name="T7">Sir, gave tips on how to make a PPT more presentable. We should take care we</text:span></text:p>
      <text:p text:style-name="P12"><text:span text:style-name="T7"><text:s text:c="28"/>don’t put too much of reading content but also apply images, icons and diagrams for </text:span></text:p>
      <text:p text:style-name="P12"><text:span text:style-name="T7"><text:s text:c="28"/>better understanding.</text:span></text:p>
      <text:p text:style-name="P1"/>
      <text:p text:style-name="P4"><text:s text:c="16"/><text:tab/> b) <text:span text:style-name="T7">Learned about the OEM industry for automotive sector and in general.</text:span></text:p>
      <text:p text:style-name="P3"/>
      <text:p text:style-name="P10">4. <text:span text:style-name="T7">Researched on working model of an automotive company.</text:span></text:p>
      <text:p text:style-name="P10"/>
      <text:p text:style-name="P10">5. Tried to improve documentation skills as guided by Sir.</text:p>
      <text:p text:style-name="P10"/>
      <text:p text:style-name="P3"/>
      <text:p text:style-name="P3"/>
      <text:p text:style-name="P8"><text:tab/><text:tab/><text:tab/><text:tab/><text:tab/><text:tab/><text:span text:style-name="T3">THANK YOU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8752in" fo:margin-right="0.7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3T18:36:46.419000000</meta:creation-date>
    <dc:date>2021-03-08T19:05:31.406000000</dc:date>
    <meta:editing-duration>PT21M46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3" meta:word-count="144" meta:character-count="934" meta:non-whitespace-character-count="714"/>
  </office:meta>
</office:document-meta>
</file>